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D6EA62AED6532A6A43.png" manifest:media-type="image/png"/>
  <manifest:file-entry manifest:full-path="Pictures/10001DE20000160F00001625B548BC16238DA977.svg" manifest:media-type="image/svg+xml"/>
  <manifest:file-entry manifest:full-path="Pictures/100000000000002000000020B2FF2A327EABC87D.png" manifest:media-type="image/png"/>
  <manifest:file-entry manifest:full-path="Pictures/10001E0B0000160F00001625C4013914ADAE8809.svg" manifest:media-type="image/svg+xml"/>
  <manifest:file-entry manifest:full-path="Pictures/10000201000000D5000000D62AC45B2ED9418B1F.png" manifest:media-type="image/png"/>
  <manifest:file-entry manifest:full-path="Pictures/1000020100000269000001D04FEFA7E4AA44B996.png" manifest:media-type="image/png"/>
  <manifest:file-entry manifest:full-path="Pictures/10000AB500003FB800002FFFFBBD5EF0D58B412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18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034cm"/>
    </style:style>
    <style:style style:name="gr8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7.016cm" fo:min-width="13.441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10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13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4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571cm" fo:padding-top="0.152cm" fo:padding-bottom="0.152cm" fo:padding-left="0.277cm" fo:padding-right="0.277cm" fo:wrap-option="no-wrap"/>
    </style:style>
    <style:style style:name="gr15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6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4.4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ack1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P7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  <style:text-properties fo:font-size="10.5pt" style:font-size-asian="10.5pt" style:font-size-complex="10.5pt"/>
    </style:style>
    <style:style style:name="P9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Hack1" fo:font-size="14pt" style:font-size-asian="14pt" style:font-size-complex="14pt"/>
    </style:style>
    <style:style style:name="P12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T1" style:family="text">
      <style:text-properties fo:color="#ffffff" style:font-name="Hack1" fo:font-size="16pt" style:font-size-asian="16pt" style:font-size-complex="16pt"/>
    </style:style>
    <style:style style:name="T2" style:family="text">
      <style:text-properties style:font-name="Hack1" fo:font-size="16pt" style:font-size-asian="16pt" style:font-size-complex="16pt"/>
    </style:style>
    <style:style style:name="T3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4" style:family="text">
      <style:text-properties fo:color="#ffffff" style:font-name="Hack1" fo:font-size="10.5pt" style:font-size-asian="10.5pt" style:font-size-complex="10.5pt"/>
    </style:style>
    <style:style style:name="T5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99cm" svg:height="4.01cm" svg:x="2.075cm" svg:y="4.615cm">
          <draw:image xlink:href="Pictures/10001E0B0000160F00001625C4013914ADAE8809.svg" xlink:type="simple" xlink:show="embed" xlink:actuate="onLoad">
            <text:p/>
          </draw:image>
          <draw:image xlink:href="Pictures/10000201000000D5000000D62AC45B2ED9418B1F.png" xlink:type="simple" xlink:show="embed" xlink:actuate="onLoad"/>
        </draw:frame>
        <draw:line draw:style-name="gr2" draw:text-style-name="P1" draw:layer="layout" svg:x1="3.7cm" svg:y1="8.5cm" svg:x2="14.5cm" svg:y2="8.5cm">
          <text:p/>
        </draw:line>
        <draw:line draw:style-name="gr3" draw:text-style-name="P1" draw:layer="layout" svg:x1="3.725cm" svg:y1="7.5cm" svg:x2="3.725cm" svg:y2="8.5cm">
          <text:p/>
        </draw:line>
        <draw:frame draw:style-name="gr4" draw:text-style-name="P2" draw:layer="layout" svg:width="2.195cm" svg:height="0.903cm" svg:x="2.65cm" svg:y="6.575cm">
          <draw:text-box>
            <text:p><text:span text:style-name="T1">Spoke</text:span></text:p>
          </draw:text-box>
        </draw:frame>
        <draw:frame draw:style-name="gr5" draw:text-style-name="P2" draw:layer="layout" svg:width="1.518cm" svg:height="0.903cm" svg:x="9.851cm" svg:y="6.476cm">
          <draw:text-box>
            <text:p><text:span text:style-name="T1">Hub</text:span></text:p>
          </draw:text-box>
        </draw:frame>
        <draw:line draw:style-name="gr3" draw:text-style-name="P1" draw:layer="layout" svg:x1="10.675cm" svg:y1="4.749cm" svg:x2="10.675cm" svg:y2="5.5cm">
          <text:p/>
        </draw:line>
        <draw:line draw:style-name="gr3" draw:text-style-name="P1" draw:layer="layout" svg:x1="3.725cm" svg:y1="4.763cm" svg:x2="3.725cm" svg:y2="5.638cm">
          <text:p/>
        </draw:line>
        <draw:line draw:style-name="gr2" draw:text-style-name="P1" draw:layer="layout" svg:x1="3.7cm" svg:y1="4.75cm" svg:x2="6.325cm" svg:y2="4.75cm">
          <text:p/>
        </draw:line>
        <draw:line draw:style-name="gr2" draw:text-style-name="P1" draw:layer="layout" svg:x1="8.075cm" svg:y1="4.75cm" svg:x2="10.7cm" svg:y2="4.75cm">
          <text:p/>
        </draw:line>
        <draw:frame draw:style-name="gr6" draw:text-style-name="P1" draw:layer="layout" svg:width="2.2cm" svg:height="1.66cm" svg:x="6.125cm" svg:y="3.81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frame draw:style-name="gr7" draw:text-style-name="P3" draw:layer="layout" svg:width="2.534cm" svg:height="0.903cm" svg:x="5.951cm" svg:y="4.977cm">
          <draw:text-box>
            <text:p><text:span text:style-name="T2">wan-sw</text:span></text:p>
          </draw:text-box>
        </draw:frame>
        <draw:custom-shape draw:style-name="gr8" draw:text-style-name="P1" draw:layer="layout" svg:width="14.175cm" svg:height="7.5cm" svg:x="2.075cm" svg:y="2.3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566cm" svg:height="0.903cm" svg:x="11.751cm" svg:y="8.977cm">
          <draw:text-box>
            <text:p><text:span text:style-name="T2">Système hôte</text:span></text:p>
          </draw:text-box>
        </draw:frame>
        <draw:g>
          <draw:path draw:style-name="gr10" draw:text-style-name="P4" draw:layer="layout" svg:width="4.601cm" svg:height="3.431cm" svg:x="14.99cm" svg:y="4.4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11" draw:text-style-name="P5" draw:layer="layout" svg:width="0.193cm" svg:height="0.31cm" svg:x="19.238cm" svg:y="6.908cm" svg:viewBox="0 0 194 311" svg:d="M89 0c54 108 87 204 105 292l-48 9-49 10c-15-79-47-167-97-268l45-21z">
            <text:p/>
          </draw:path>
          <draw:path draw:style-name="gr11" draw:text-style-name="P5" draw:layer="layout" svg:width="0.169cm" svg:height="0.305cm" svg:x="19.274cm" svg:y="7.313cm" svg:viewBox="0 0 170 306" svg:d="M170 0v19c0 58-8 109-23 156-17 49-39 93-68 131l-40-30-39-29c23-31 41-64 53-101 12-38 19-81 19-127v-15l48-2z">
            <text:p/>
          </draw:path>
          <draw:path draw:style-name="gr11" draw:text-style-name="P5" draw:layer="layout" svg:width="0.308cm" svg:height="0.222cm" svg:x="18.971cm" svg:y="7.624cm" svg:viewBox="0 0 309 223" svg:d="M309 74c-37 34-81 63-128 87s-97 45-150 62l-16-48-15-47c48-14 93-33 135-55 41-20 77-45 110-73l32 37z">
            <text:p/>
          </draw:path>
          <draw:path draw:style-name="gr11" draw:text-style-name="P5" draw:layer="layout" svg:width="0.308cm" svg:height="0.138cm" svg:x="18.594cm" svg:y="7.778cm" svg:viewBox="0 0 309 139" svg:d="M309 96c-97 23-199 36-302 43l-3-50-4-49c97-7 195-18 288-40l10 48z">
            <text:p/>
          </draw:path>
          <draw:path draw:style-name="gr11" draw:text-style-name="P5" draw:layer="layout" svg:width="0.302cm" svg:height="0.107cm" svg:x="18.196cm" svg:y="7.812cm" svg:viewBox="0 0 303 108" svg:d="M303 108h-60c-85 0-168-3-243-10l5-48 4-50c73 7 152 10 234 10 19 0 38 0 58-1l2 50z">
            <text:p/>
          </draw:path>
          <draw:path draw:style-name="gr11" draw:text-style-name="P5" draw:layer="layout" svg:width="0.292cm" svg:height="0.188cm" svg:x="17.814cm" svg:y="7.7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11" draw:text-style-name="P5" draw:layer="layout" svg:width="0.309cm" svg:height="0.183cm" svg:x="17.459cm" svg:y="7.93cm" svg:viewBox="0 0 310 184" svg:d="M310 89c-98 47-197 77-292 95l-9-48-9-49c88-17 178-44 269-87l21 45z">
            <text:p/>
          </draw:path>
          <draw:path draw:style-name="gr11" draw:text-style-name="P5" draw:layer="layout" svg:width="0.309cm" svg:height="0.126cm" svg:x="17.067cm" svg:y="8.003cm" svg:viewBox="0 0 310 127" svg:d="M310 124c-25 1-50 3-75 3-82 0-161-10-235-32l13-47 14-48c65 18 135 28 208 28 23 0 44-1 68-2l4 48z">
            <text:p/>
          </draw:path>
          <draw:path draw:style-name="gr11" draw:text-style-name="P5" draw:layer="layout" svg:width="0.294cm" svg:height="0.25cm" svg:x="16.712cm" svg:y="7.812cm" svg:viewBox="0 0 295 251" svg:d="M255 251c-97-42-183-105-255-184l37-34 37-33c61 69 137 123 221 160l-19 44z">
            <text:p/>
          </draw:path>
          <draw:path draw:style-name="gr11" draw:text-style-name="P5" draw:layer="layout" svg:width="0.309cm" svg:height="0.208cm" svg:x="16.407cm" svg:y="7.746cm" svg:viewBox="0 0 310 209" svg:d="M310 77c-39 31-82 57-132 79s-101 40-154 53l-12-48-12-48c48-12 94-27 137-46s79-41 112-67l30 38z">
            <text:p/>
          </draw:path>
          <draw:path draw:style-name="gr11" draw:text-style-name="P5" draw:layer="layout" svg:width="0.309cm" svg:height="0.107cm" svg:x="16.019cm" svg:y="7.876cm" svg:viewBox="0 0 310 108" svg:d="M310 98c-52 7-104 10-158 10-49 0-101-3-152-10l7-48 6-48c45 5 93 8 139 8 48 0 97-3 144-10l7 48z">
            <text:p/>
          </draw:path>
          <draw:path draw:style-name="gr11" draw:text-style-name="P5" draw:layer="layout" svg:width="0.311cm" svg:height="0.193cm" svg:x="15.627cm" svg:y="7.764cm" svg:viewBox="0 0 312 194" svg:d="M291 194c-102-21-202-58-291-108l24-43 24-43c81 45 171 78 264 98l-11 48z">
            <text:p/>
          </draw:path>
          <draw:path draw:style-name="gr11" draw:text-style-name="P5" draw:layer="layout" svg:width="0.268cm" svg:height="0.284cm" svg:x="15.329cm" svg:y="7.509cm" svg:viewBox="0 0 269 285" svg:d="M211 285c-84-64-158-141-211-235l43-24 43-26c47 82 109 149 183 204l-29 39z">
            <text:p/>
          </draw:path>
          <draw:path draw:style-name="gr11" draw:text-style-name="P5" draw:layer="layout" svg:width="0.145cm" svg:height="0.306cm" svg:x="15.23cm" svg:y="7.157cm" svg:viewBox="0 0 146 307" svg:d="M53 307c-34-87-53-187-53-297v-10h50l49 2v8c0 98 16 184 47 261l-47 19z">
            <text:p/>
          </draw:path>
          <draw:path draw:style-name="gr11" draw:text-style-name="P5" draw:layer="layout" svg:width="0.311cm" svg:height="0.251cm" svg:x="15.026cm" svg:y="6.8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11" draw:text-style-name="P5" draw:layer="layout" svg:width="0.217cm" svg:height="0.308cm" svg:x="14.823cm" svg:y="6.512cm" svg:viewBox="0 0 218 309" svg:d="M138 309c-59-84-106-179-138-280l46-15 47-14c29 91 72 175 125 251l-40 28z">
            <text:p/>
          </draw:path>
          <draw:path draw:style-name="gr11" draw:text-style-name="P5" draw:layer="layout" svg:width="0.115cm" svg:height="0.311cm" svg:x="14.776cm" svg:y="6.129cm" svg:viewBox="0 0 116 312" svg:d="M21 312c-14-63-21-128-21-193 0-40 3-79 8-119l48 7 50 7c-5 34-8 70-8 105 0 59 7 116 18 174l-47 9z">
            <text:p/>
          </draw:path>
          <draw:path draw:style-name="gr11" draw:text-style-name="P5" draw:layer="layout" svg:width="0.215cm" svg:height="0.308cm" svg:x="14.804cm" svg:y="5.744cm" svg:viewBox="0 0 216 309" svg:d="M0 283c27-99 70-195 137-283l39 31 40 29c-59 79-98 161-120 249l-48-14z">
            <text:p/>
          </draw:path>
          <draw:path draw:style-name="gr11" draw:text-style-name="P5" draw:layer="layout" svg:width="0.292cm" svg:height="0.253cm" svg:x="15.008cm" svg:y="5.48cm" svg:viewBox="0 0 293 254" svg:d="M0 185c65-68 147-132 245-185l24 43 24 43c-89 50-163 106-221 168l-36-34z">
            <text:p/>
          </draw:path>
          <draw:path draw:style-name="gr11" draw:text-style-name="P5" draw:layer="layout" svg:width="0.153cm" svg:height="0.318cm" svg:x="15.295cm" svg:y="5.2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11" draw:text-style-name="P5" draw:layer="layout" svg:width="0.22cm" svg:height="0.3cm" svg:x="15.305cm" svg:y="4.815cm" svg:viewBox="0 0 221 301" svg:d="M0 283c10-56 29-108 55-155s57-90 96-128l34 34 36 35c-32 32-59 68-79 106-22 39-37 81-45 126l-49-9z">
            <text:p/>
          </draw:path>
          <draw:path draw:style-name="gr11" draw:text-style-name="P5" draw:layer="layout" svg:width="0.308cm" svg:height="0.21cm" svg:x="15.536cm" svg:y="4.612cm" svg:viewBox="0 0 309 211" svg:d="M0 132c82-60 178-105 285-132l11 48 13 47c-93 24-179 64-251 116l-29-39z">
            <text:p/>
          </draw:path>
          <draw:path draw:style-name="gr11" draw:text-style-name="P5" draw:layer="layout" svg:width="0.311cm" svg:height="0.11cm" svg:x="15.922cm" svg:y="4.58cm" svg:viewBox="0 0 312 111" svg:d="M0 12c48-8 98-12 147-12 55 0 110 5 165 14l-9 49-8 48c-48-8-98-11-148-11-45 0-89 3-132 8l-7-48z">
            <text:p/>
          </draw:path>
          <draw:path draw:style-name="gr11" draw:text-style-name="P5" draw:layer="layout" svg:width="0.322cm" svg:height="0.238cm" svg:x="16.309cm" svg:y="4.6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11" draw:text-style-name="P5" draw:layer="layout" svg:width="0.258cm" svg:height="0.287cm" svg:x="16.58cm" svg:y="4.42cm" svg:viewBox="0 0 259 288" svg:d="M0 243c24-49 53-94 88-135 33-40 70-76 111-108l29 40 31 38c-34 28-67 59-96 94-28 36-55 74-75 116l-45-22z">
            <text:p/>
          </draw:path>
          <draw:path draw:style-name="gr11" draw:text-style-name="P5" draw:layer="layout" svg:width="0.311cm" svg:height="0.186cm" svg:x="16.866cm" svg:y="4.26cm" svg:viewBox="0 0 312 187" svg:d="M0 101c91-53 192-86 296-101l7 48 9 50c-94 13-183 43-262 89l-24-43z">
            <text:p/>
          </draw:path>
          <draw:path draw:style-name="gr11" draw:text-style-name="P5" draw:layer="layout" svg:width="0.307cm" svg:height="0.136cm" svg:x="17.267cm" svg:y="4.25cm" svg:viewBox="0 0 308 137" svg:d="M0 0h29c93 0 188 14 279 43l-15 46-14 48c-82-26-166-39-250-39-8 0-17 0-26 2l-1-50z">
            <text:p/>
          </draw:path>
          <draw:path draw:style-name="gr11" draw:text-style-name="P5" draw:layer="layout" svg:width="0.299cm" svg:height="0.242cm" svg:x="17.632cm" svg:y="4.328cm" svg:viewBox="0 0 300 243" svg:d="M39 0c95 41 184 98 261 172l-33 36-34 35c-68-65-147-116-233-152l21-46z">
            <text:p/>
          </draw:path>
          <draw:path draw:style-name="gr11" draw:text-style-name="P5" draw:layer="layout" svg:width="0.217cm" svg:height="0.315cm" svg:x="17.928cm" svg:y="4.5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11" draw:text-style-name="P5" draw:layer="layout" svg:width="0.308cm" svg:height="0.148cm" svg:x="18.196cm" svg:y="4.688cm" svg:viewBox="0 0 309 149" svg:d="M0 56c96-35 200-53 307-56l1 50 1 48c-96 3-189 19-276 51l-16-46z">
            <text:p/>
          </draw:path>
          <draw:path draw:style-name="gr11" draw:text-style-name="P5" draw:layer="layout" svg:width="0.309cm" svg:height="0.15cm" svg:x="18.598cm" svg:y="4.691cm" svg:viewBox="0 0 310 151" svg:d="M7 0c103 7 205 27 303 58l-15 45-14 48c-91-28-185-46-281-53l4-50z">
            <text:p/>
          </draw:path>
          <draw:path draw:style-name="gr11" draw:text-style-name="P5" draw:layer="layout" svg:width="0.307cm" svg:height="0.229cm" svg:x="18.969cm" svg:y="4.782cm" svg:viewBox="0 0 308 230" svg:d="M36 0c101 40 192 91 272 151l-31 40-29 39c-72-55-157-102-248-139l18-46z">
            <text:p/>
          </draw:path>
          <draw:path draw:style-name="gr11" draw:text-style-name="P5" draw:layer="layout" svg:width="0.237cm" svg:height="0.297cm" svg:x="19.284cm" svg:y="5cm" svg:viewBox="0 0 238 298" svg:d="M69 0c42 41 78 84 106 129 29 46 51 95 63 145l-46 11-49 13c-10-39-28-79-51-116-25-38-55-76-92-110l34-36z">
            <text:p/>
          </draw:path>
          <draw:path draw:style-name="gr11" draw:text-style-name="P5" draw:layer="layout" svg:width="0.197cm" svg:height="0.299cm" svg:x="19.339cm" svg:y="5.381cm" svg:viewBox="0 0 198 300" svg:d="M198 2c-1 49-11 101-32 151-19 48-50 98-91 147l-38-32-37-33c33-39 58-80 75-120 16-38 23-77 24-115l49 2z">
            <text:p/>
          </draw:path>
          <draw:path draw:style-name="gr11" draw:text-style-name="P5" draw:layer="layout" svg:width="0.271cm" svg:height="0.282cm" svg:x="19.353cm" svg:y="5.672cm" svg:viewBox="0 0 272 283" svg:d="M53 0c40 26 80 59 117 98 36 39 70 82 102 131l-42 27-41 27c-28-44-59-84-91-117s-65-61-98-83l27-42z">
            <text:p/>
          </draw:path>
          <draw:path draw:style-name="gr11" draw:text-style-name="P5" draw:layer="layout" svg:width="0.18cm" svg:height="0.31cm" svg:x="19.589cm" svg:y="5.992cm" svg:viewBox="0 0 181 311" svg:d="M88 0c46 92 80 194 93 298l-48 7-49 6c-12-92-43-183-84-266l43-22z">
            <text:p/>
          </draw:path>
          <draw:path draw:style-name="gr11" draw:text-style-name="P5" draw:layer="layout" svg:width="0.172cm" svg:height="0.308cm" svg:x="19.604cm" svg:y="6.394cm" svg:viewBox="0 0 173 309" svg:d="M173 2c-2 53-10 106-24 157-14 52-36 102-66 150l-42-28-41-27c24-38 43-80 55-122 12-43 18-87 19-132l49 2z">
            <text:p/>
          </draw:path>
          <draw:path draw:style-name="gr11" draw:text-style-name="P5" draw:layer="layout" svg:width="0.299cm" svg:height="0.237cm" svg:x="19.32cm" svg:y="6.718cm" svg:viewBox="0 0 300 238" svg:d="M300 69c-33 34-72 65-115 94s-93 53-149 75l-18-46-18-46c48-19 93-41 132-67 36-24 68-50 96-79l36 34z">
            <text:p/>
          </draw:path>
        </draw:g>
        <draw:frame draw:style-name="gr12" draw:text-style-name="P3" draw:layer="layout" svg:width="3.211cm" svg:height="0.903cm" svg:x="16.252cm" svg:y="4.776cm">
          <draw:text-box>
            <text:p><text:span text:style-name="T2">Internet</text:span></text:p>
          </draw:text-box>
        </draw:frame>
        <draw:custom-shape draw:style-name="gr13" draw:text-style-name="P7" draw:layer="layout" svg:width="1.25cm" svg:height="0.5cm" svg:x="3.06cm" svg:y="7.51cm">
          <text:p text:style-name="P6"><text:span text:style-name="T3">eth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5cm" svg:height="0.5cm" svg:x="3.095cm" svg:y="5.145cm">
          <text:p text:style-name="P6"><text:span text:style-name="T3">ppp0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cm" svg:height="4.02cm" svg:x="8.575cm" svg:y="4.48cm">
          <draw:image xlink:href="Pictures/10001DE20000160F00001625B548BC16238DA977.svg" xlink:type="simple" xlink:show="embed" xlink:actuate="onLoad">
            <text:p/>
          </draw:image>
          <draw:image xlink:href="Pictures/10000201000000D5000000D6EA62AED6532A6A43.png" xlink:type="simple" xlink:show="embed" xlink:actuate="onLoad"/>
        </draw:frame>
        <draw:line draw:style-name="gr2" draw:text-style-name="P1" draw:layer="layout" svg:x1="11.875cm" svg:y1="6.625cm" svg:x2="13.625cm" svg:y2="6.625cm">
          <text:p/>
        </draw:line>
        <draw:line draw:style-name="gr2" draw:text-style-name="P1" draw:layer="layout" svg:x1="15.325cm" svg:y1="6.625cm" svg:x2="15.825cm" svg:y2="6.625cm">
          <text:p/>
        </draw:line>
        <draw:frame draw:style-name="gr7" draw:text-style-name="P3" draw:layer="layout" svg:width="3.211cm" svg:height="0.903cm" svg:x="12.951cm" svg:y="5.177cm">
          <draw:text-box>
            <text:p><text:span text:style-name="T2">swd-host</text:span></text:p>
          </draw:text-box>
        </draw:frame>
        <draw:custom-shape draw:style-name="gr13" draw:text-style-name="P7" draw:layer="layout" svg:width="1.25cm" svg:height="0.5cm" svg:x="10.03cm" svg:y="5.081cm">
          <text:p text:style-name="P6"><text:span text:style-name="T3">ppp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5cm" svg:height="0.5cm" svg:x="11.375cm" svg:y="6.375cm">
          <text:p text:style-name="P6"><text:span text:style-name="T3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9" draw:layer="layout" svg:width="1.125cm" svg:height="0.375cm" svg:x="11.624cm" svg:y="5.5cm">
          <text:p text:style-name="P8"><text:span text:style-name="T4">tap0</text:span></text:p>
          <draw:enhanced-geometry svg:viewBox="0 0 21600 21600" draw:mirror-horizontal="true" draw:type="line-callout-1" draw:modifiers="-8478.86323268206 63019.1489361702 -4853.2859680284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5" draw:text-style-name="P2" draw:layer="layout" svg:width="1.518cm" svg:height="0.903cm" svg:x="9.951cm" svg:y="6.476cm">
          <draw:text-box>
            <text:p><text:span text:style-name="T1">Hub</text:span></text:p>
          </draw:text-box>
        </draw:frame>
        <draw:custom-shape draw:style-name="gr13" draw:text-style-name="P7" draw:layer="layout" svg:width="1.25cm" svg:height="0.5cm" svg:x="15.75cm" svg:y="6.375cm">
          <text:p text:style-name="P6"><text:span text:style-name="T3">eth0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7.125cm" svg:x2="14.525cm" svg:y2="8.5cm">
          <text:p/>
        </draw:line>
        <draw:frame draw:style-name="gr6" draw:text-style-name="P1" draw:layer="layout" svg:width="2.2cm" svg:height="1.66cm" svg:x="13.425cm" svg:y="5.81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15" draw:text-style-name="P9" draw:layer="layout" svg:width="1.126cm" svg:height="0.375cm" svg:x="11cm" svg:y="3.625cm">
          <text:p text:style-name="P8"><text:span text:style-name="T4">tap1</text:span></text:p>
          <draw:enhanced-geometry svg:viewBox="0 0 21600 21600" draw:mirror-horizontal="false" draw:type="line-callout-1" draw:modifiers="-8490.5057675244 63019.1489361702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1" draw:layer="layout" svg:width="5cm" svg:height="1.375cm" svg:x="5.75cm" svg:y="2cm">
          <text:p text:style-name="P10"><text:span text:style-name="T5">Lien WAN avec </text:span></text:p>
          <text:p text:style-name="P10"><text:span text:style-name="T5">protocole PPP</text:span></text:p>
          <draw:enhanced-geometry svg:viewBox="0 0 21600 21600" draw:mirror-horizontal="false" draw:type="line-callout-2" draw:modifiers="-4345.05098980204 43686.6279069767 -2142.29154169166 19653.488372093 -1075.4649070186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2" draw:layer="layout" svg:width="1.126cm" svg:height="0.375cm" svg:x="5.28cm" svg:y="7.386cm">
          <text:p text:style-name="P8"><text:span text:style-name="T4">tap2</text:span></text:p>
          <draw:enhanced-geometry svg:viewBox="0 0 21600 21600" draw:mirror-horizontal="false" draw:type="line-callout-1" draw:modifiers="-8490.5057675244 63019.1489361702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2" draw:layer="layout" svg:width="1.126cm" svg:height="0.375cm" svg:x="2.625cm" svg:y="3.625cm">
          <text:p text:style-name="P8"><text:span text:style-name="T4">tap3</text:span></text:p>
          <draw:enhanced-geometry svg:viewBox="0 0 21600 21600" draw:mirror-horizontal="true" draw:mirror-vertical="false" draw:type="line-callout-1" draw:modifiers="-8490.5057675244 63019.1489361702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07T17:01:36.483882223</dc:date>
    <meta:editing-duration>PT17H47M8S</meta:editing-duration>
    <meta:editing-cycles>88</meta:editing-cycles>
    <meta:generator>LibreOffice/5.0.2.2$Linux_X86_64 LibreOffice_project/00m0$Build-2</meta:generator>
    <meta:document-statistic meta:object-count="71"/>
  </office:meta>
</office:document-meta>
</file>